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language="en" fo:country="U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. Balser Meeting</text:p>
      <text:p text:style-name="P1"/>
      <text:list xml:id="list7031172176576934921" text:style-name="L1">
        <text:list-item>
          <text:p text:style-name="P3">user story attendence counter is minimum, if ready, take next one</text:p>
        </text:list-item>
        <text:list-item>
          <text:p text:style-name="P3">voice narration:</text:p>
        </text:list-item>
        <text:list-item>
          <text:p text:style-name="P3">user stories breakdown:</text:p>
          <text:list>
            <text:list-item>
              <text:p text:style-name="P3">user story: attendance counter formulation: „As a professor, I would like to receive an attendance counter on the amount of students attending, because I want to receive feedback on the popularity of my course“<text:tab/><text:span text:style-name="T2">focus<text:tab/></text:span>1</text:p>
              <text:list>
                <text:list-item>
                  <text:p text:style-name="P3">design of user interface:</text:p>
                  <text:list>
                    <text:list-item>
                      <text:p text:style-name="P3">camera installed facing the classroom</text:p>
                    </text:list-item>
                    <text:list-item>
                      <text:p text:style-name="P3">monitor for professor</text:p>
                    </text:list-item>
                    <text:list-item>
                      <text:p text:style-name="P3">display of number of detected faces</text:p>
                    </text:list-item>
                    <text:list-item>
                      <text:p text:style-name="P3"/>
                    </text:list-item>
                  </text:list>
                </text:list-item>
                <text:list-item>
                  <text:p text:style-name="P3">visual feedback of each detected face (square around face)</text:p>
                </text:list-item>
                <text:list-item>
                  <text:p text:style-name="P3">split of story:</text:p>
                  <text:list>
                    <text:list-item>
                      <text:p text:style-name="P3">displaying number and attendance rate of students</text:p>
                    </text:list-item>
                    <text:list-item>
                      <text:p text:style-name="P3">visual feedback</text:p>
                    </text:list-item>
                  </text:list>
                </text:list-item>
                <text:list-item>
                  <text:p text:style-name="P3">update of counter, when new face is detected</text:p>
                </text:list-item>
                <text:list-item>
                  <text:p text:style-name="P3">goal of max. duration of detection process : ~10 sec.</text:p>
                  <text:list>
                    <text:list-item>
                      <text:p text:style-name="P3">focus: <text:span text:style-name="T2">precision</text:span> &gt;90%, not speed</text:p>
                    </text:list-item>
                  </text:list>
                </text:list-item>
              </text:list>
            </text:list-item>
            <text:list-item>
              <text:p text:style-name="P4"><text:span text:style-name="T1">tasks:</text:span></text:p>
              <text:list>
                <text:list-item>
                  <text:p text:style-name="P4"><text:span text:style-name="T1">setup of laptop camera in classroom, so that camera covers all of classroom in view(5)</text:span></text:p>
                </text:list-item>
                <text:list-item>
                  <text:p text:style-name="P4"><text:span text:style-name="T1">Outcomes 10 Test cases Pictures or Videos </text:span></text:p>
                </text:list-item>
                <text:list-item>
                  <text:p text:style-name="P4"><text:span text:style-name="T1">possible alternative: getting better camera from professor (1)</text:span></text:p>
                </text:list-item>
                <text:list-item>
                  <text:p text:style-name="P4"><text:span text:style-name="T1">design minimalist user interface (sketch) (3)</text:span></text:p>
                </text:list-item>
                <text:list-item>
                  <text:p text:style-name="P4"><text:span text:style-name="T1">implement user interface</text:span></text:p>
                  <text:list>
                    <text:list-item>
                      <text:p text:style-name="P4"><text:span text:style-name="T1">VisualStudio extension for implementing GUI</text:span></text:p>
                    </text:list-item>
                    <text:list-item>
                      <text:p text:style-name="P4"><text:span text:style-name="T1">Install Database Store number of expected students</text:span></text:p>
                    </text:list-item>
                    <text:list-item>
                      <text:p text:style-name="P4"><text:span text:style-name="T1">Connect GUI to database </text:span></text:p>
                      <text:p text:style-name="P4"><text:span text:style-name="T1"/></text:p>
                    </text:list-item>
                  </text:list>
                </text:list-item>
                <text:list-item>
                  <text:p text:style-name="P4"><text:span text:style-name="T1">take picture and store it:</text:span></text:p>
                  <text:list>
                    <text:list-item>
                      <text:p text:style-name="P4"><text:span text:style-name="T1">start Haar Cascade algorithm by using pictures as input</text:span></text:p>
                    </text:list-item>
                  </text:list>
                </text:list-item>
                <text:list-item>
                  <text:p text:style-name="P4"><text:span text:style-name="T1">interpret result</text:span></text:p>
                </text:list-item>
                <text:list-item>
                  <text:p text:style-name="P4"><text:span text:style-name="T1">display result</text:span></text:p>
                </text:list-item>
              </text:list>
            </text:list-item>
          </text:list>
        </text:list-item>
      </text:list>
      <text:p text:style-name="P2"/>
      <text:list xml:id="list36444403" text:continue-numbering="true" text:style-name="L1">
        <text:list-item>
          <text:list>
            <text:list-item>
              <text:p text:style-name="P3">user story: recognition: „As a professor, I would like to know who attends, because the course is mandatory“</text:p>
            </text:list-item>
            <text:list-item>
              <text:p text:style-name="P3">open issues:</text:p>
              <text:list>
                <text:list-item>
                  <text:p text:style-name="P3">input method: video streaming? taking pictures?</text:p>
                </text:list-item>
                <text:list-item>
                  <text:p text:style-name="P3">best project type, framework?: .NET,...? → choose carefully!</text:p>
                </text:list-item>
              </text:list>
            </text:list-item>
            <text:list-item>
              <text:p text:style-name="P3">TODO: milestones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15:15:08.66</meta:creation-date>
    <dc:date>2019-10-08T16:22:45.63</dc:date>
    <meta:editing-duration>PT52M35S</meta:editing-duration>
    <meta:editing-cycles>4</meta:editing-cycles>
    <meta:generator>OpenOffice/4.1.4$Win32 OpenOffice.org_project/414m5$Build-9788</meta:generator>
    <meta:document-statistic meta:table-count="0" meta:image-count="0" meta:object-count="0" meta:page-count="1" meta:paragraph-count="34" meta:word-count="260" meta:character-count="1493"/>
  </office:meta>
</office:document-meta>
</file>